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0c04" officeooo:paragraph-rsid="00030c04"/>
    </style:style>
    <style:style style:name="P2" style:family="paragraph" style:parent-style-name="Standard">
      <style:text-properties officeooo:rsid="00030c04" officeooo:paragraph-rsid="000cf607"/>
    </style:style>
    <style:style style:name="P3" style:family="paragraph" style:parent-style-name="Standard">
      <style:text-properties officeooo:rsid="00047de2" officeooo:paragraph-rsid="00047de2"/>
    </style:style>
    <style:style style:name="P4" style:family="paragraph" style:parent-style-name="Standard">
      <style:text-properties officeooo:rsid="000598b1" officeooo:paragraph-rsid="000598b1"/>
    </style:style>
    <style:style style:name="P5" style:family="paragraph" style:parent-style-name="Standard">
      <style:text-properties officeooo:rsid="000a5820" officeooo:paragraph-rsid="000a5820"/>
    </style:style>
    <style:style style:name="P6" style:family="paragraph" style:parent-style-name="Standard">
      <style:text-properties officeooo:rsid="000b3572" officeooo:paragraph-rsid="000b3572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30c04" officeooo:paragraph-rsid="00030c04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37152" officeooo:paragraph-rsid="00137152"/>
    </style:style>
    <style:style style:name="P9" style:family="paragraph" style:parent-style-name="Standard">
      <style:text-properties officeooo:rsid="00154af9" officeooo:paragraph-rsid="00154af9"/>
    </style:style>
    <style:style style:name="P10" style:family="paragraph" style:parent-style-name="Standard">
      <style:text-properties officeooo:rsid="00158043" officeooo:paragraph-rsid="00158043"/>
    </style:style>
    <style:style style:name="P11" style:family="paragraph" style:parent-style-name="Standard">
      <style:text-properties officeooo:rsid="00164f25" officeooo:paragraph-rsid="00164f25"/>
    </style:style>
    <style:style style:name="P12" style:family="paragraph" style:parent-style-name="Standard" style:list-style-name="L1">
      <style:text-properties fo:font-weight="normal" officeooo:paragraph-rsid="000cf607" style:font-weight-asian="normal" style:font-weight-complex="normal"/>
    </style:style>
    <style:style style:name="P13" style:family="paragraph" style:parent-style-name="Standard" style:list-style-name="L2">
      <style:text-properties officeooo:paragraph-rsid="00030c04"/>
    </style:style>
    <style:style style:name="P14" style:family="paragraph" style:parent-style-name="Standard" style:list-style-name="L2">
      <style:text-properties officeooo:paragraph-rsid="000ea45e"/>
    </style:style>
    <style:style style:name="P15" style:family="paragraph" style:parent-style-name="Standard" style:list-style-name="L2">
      <style:text-properties style:font-name="Noto Mono" fo:font-size="10pt" officeooo:rsid="00030c04" officeooo:paragraph-rsid="000f8717" style:font-size-asian="10pt" style:font-size-complex="10pt"/>
    </style:style>
    <style:style style:name="P16" style:family="paragraph" style:parent-style-name="Standard" style:list-style-name="L2">
      <style:text-properties officeooo:rsid="00030c04" officeooo:paragraph-rsid="00030c04"/>
    </style:style>
    <style:style style:name="P17" style:family="paragraph" style:parent-style-name="Standard" style:list-style-name="L2">
      <style:text-properties officeooo:rsid="00030c04" officeooo:paragraph-rsid="000ea45e"/>
    </style:style>
    <style:style style:name="P18" style:family="paragraph" style:parent-style-name="Standard" style:list-style-name="L2">
      <style:text-properties officeooo:rsid="00047de2" officeooo:paragraph-rsid="00047de2"/>
    </style:style>
    <style:style style:name="P19" style:family="paragraph" style:parent-style-name="Standard" style:list-style-name="L3">
      <style:text-properties officeooo:rsid="000598b1" officeooo:paragraph-rsid="000598b1"/>
    </style:style>
    <style:style style:name="P20" style:family="paragraph" style:parent-style-name="Standard">
      <style:text-properties officeooo:rsid="000598b1" officeooo:paragraph-rsid="000598b1"/>
    </style:style>
    <style:style style:name="P21" style:family="paragraph" style:parent-style-name="Standard" style:list-style-name="L3">
      <style:text-properties officeooo:rsid="00158043" officeooo:paragraph-rsid="00158043"/>
    </style:style>
    <style:style style:name="P22" style:family="paragraph" style:parent-style-name="Standard">
      <style:text-properties officeooo:rsid="001ad476" officeooo:paragraph-rsid="001cacc4"/>
    </style:style>
    <style:style style:name="P23" style:family="paragraph" style:parent-style-name="Standard">
      <style:text-properties officeooo:rsid="001cacc4" officeooo:paragraph-rsid="001cacc4"/>
    </style:style>
    <style:style style:name="P24" style:family="paragraph" style:parent-style-name="Standard">
      <style:text-properties officeooo:rsid="001d78d6" officeooo:paragraph-rsid="001d78d6"/>
    </style:style>
    <style:style style:name="P25" style:family="paragraph" style:parent-style-name="Standard">
      <style:text-properties officeooo:rsid="001f0f39" officeooo:paragraph-rsid="001f0f39"/>
    </style:style>
    <style:style style:name="T1" style:family="text">
      <style:text-properties style:font-name="Noto Mono" fo:font-size="10pt" style:font-size-asian="10pt" style:font-size-complex="10pt"/>
    </style:style>
    <style:style style:name="T2" style:family="text">
      <style:text-properties style:font-name="Noto Mono" fo:font-size="10pt" officeooo:rsid="000ba572" style:font-size-asian="10pt" style:font-size-complex="10pt"/>
    </style:style>
    <style:style style:name="T3" style:family="text">
      <style:text-properties officeooo:rsid="0005eade"/>
    </style:style>
    <style:style style:name="T4" style:family="text">
      <style:text-properties officeooo:rsid="00072ad9"/>
    </style:style>
    <style:style style:name="T5" style:family="text">
      <style:text-properties officeooo:rsid="0008062c"/>
    </style:style>
    <style:style style:name="T6" style:family="text">
      <style:text-properties officeooo:rsid="000b57a2"/>
    </style:style>
    <style:style style:name="T7" style:family="text">
      <style:text-properties officeooo:rsid="000ba572"/>
    </style:style>
    <style:style style:name="T8" style:family="text">
      <style:text-properties officeooo:rsid="000bf3d9"/>
    </style:style>
    <style:style style:name="T9" style:family="text">
      <style:text-properties officeooo:rsid="00030c04"/>
    </style:style>
    <style:style style:name="T10" style:family="text">
      <style:text-properties officeooo:rsid="000cf607"/>
    </style:style>
    <style:style style:name="T11" style:family="text">
      <style:text-properties officeooo:rsid="000ea45e"/>
    </style:style>
    <style:style style:name="T12" style:family="text">
      <style:text-properties officeooo:rsid="000f8717"/>
    </style:style>
    <style:style style:name="T13" style:family="text">
      <style:text-properties officeooo:rsid="00110202"/>
    </style:style>
    <style:style style:name="T14" style:family="text">
      <style:text-properties officeooo:rsid="00122d29"/>
    </style:style>
    <style:style style:name="T15" style:family="text">
      <style:text-properties officeooo:rsid="00158043"/>
    </style:style>
    <style:style style:name="T16" style:family="text">
      <style:text-properties officeooo:rsid="00164f25"/>
    </style:style>
    <style:style style:name="T17" style:family="text">
      <style:text-properties officeooo:rsid="00181f31"/>
    </style:style>
    <style:style style:name="T18" style:family="text">
      <style:text-properties officeooo:rsid="0018b5e4"/>
    </style:style>
    <style:style style:name="T19" style:family="text">
      <style:text-properties officeooo:rsid="00190bc8"/>
    </style:style>
    <style:style style:name="T20" style:family="text">
      <style:text-properties officeooo:rsid="001cacc4"/>
    </style:style>
    <style:style style:name="T21" style:family="text">
      <style:text-properties officeooo:rsid="001f0f3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l Guide March 2025</text:p>
      <text:p text:style-name="P1"/>
      <text:p text:style-name="P2">Install Linux Mint <text:span text:style-name="T8">(21.1 or 21.2)</text:span>, then:</text:p>
      <text:list xml:id="list1513274647" text:style-name="L1">
        <text:list-item>
          <text:p text:style-name="P12"><text:span text:style-name="T10">S</text:span><text:span text:style-name="T9">et up network access</text:span></text:p>
        </text:list-item>
        <text:list-item>
          <text:p text:style-name="P12"><text:span text:style-name="T10">P</text:span><text:span text:style-name="T9">erform updates</text:span></text:p>
        </text:list-item>
        <text:list-item>
          <text:p text:style-name="P12"><text:span text:style-name="T10">I</text:span><text:span text:style-name="T9">nstall a video driver using the Linux Mint Driver Manager </text:span><text:span text:style-name="T10">(I usually install the driver that is recommended in the Driver Manager) </text:span></text:p>
        </text:list-item>
      </text:list>
      <text:p text:style-name="P1"/>
      <text:p text:style-name="P8">When you have <text:span text:style-name="T16">the </text:span>operating system set up and are ready to install the project software, I recommend taking a Timeshift restore point, then proceed.</text:p>
      <text:p text:style-name="P5">Download Project installation files and directories from github</text:p>
      <text:p text:style-name="P6"><text:tab/><text:span text:style-name="T2">git clone https://github.com/kimjohn1/Archive.git</text:span></text:p>
      <text:p text:style-name="P6"/>
      <text:p text:style-name="P6">Obtain Godot Project data files (<text:span text:style-name="T6">files</text:span> <text:span text:style-name="T6">that will be placed in ‘art’ folders</text:span> in Godot). <text:s/><text:span text:style-name="T11">This can be done later, and </text:span><text:span text:style-name="T7">I can send these in an email </text:span><text:span text:style-name="T11">when needed</text:span><text:span text:style-name="T7">.</text:span></text:p>
      <text:p text:style-name="P1"/>
      <text:p text:style-name="P1">Run the 1_prep.sh script</text:p>
      <text:p text:style-name="P1"><text:tab/><text:span text:style-name="T1">source 1_prep.sh</text:span></text:p>
      <text:p text:style-name="P1"/>
      <text:p text:style-name="P1"><text:span text:style-name="T13">When the script is done, f</text:span>ollow the instructions provided in the terminal, <text:span text:style-name="T11">and described </text:span>h<text:span text:style-name="T13">ere.</text:span></text:p>
      <text:list xml:id="list3537041387" text:style-name="L2">
        <text:list-item>
          <text:list>
            <text:list-item>
              <text:p text:style-name="P13"><text:span text:style-name="T13">E</text:span><text:span text:style-name="T9">nter </text:span><text:span text:style-name="T13">the</text:span><text:span text:style-name="T9"> command:</text:span></text:p>
              <text:list>
                <text:list-header>
                  <text:p text:style-name="P15">sudo sh cuda_12.1.0_530.30.02_linux.run</text:p>
                </text:list-header>
              </text:list>
            </text:list-item>
            <text:list-item>
              <text:p text:style-name="P16"><text:span text:style-name="T13">T</text:span><text:span text:style-name="T12">hen w</text:span>ait for a small text based User Interface to appear. <text:s/><text:span text:style-name="T14">W</text:span><text:span text:style-name="T12">hen the User Interface appears:</text:span></text:p>
              <text:list>
                <text:list-item>
                  <text:p text:style-name="P14"><text:span text:style-name="T9">Select Continue </text:span><text:span text:style-name="T13">and </text:span><text:span text:style-name="T12">wait for the EULA to be shown, then a</text:span><text:span text:style-name="T9">ccept the EULA </text:span><text:span text:style-name="T12">by typing ‘accept’ then enter. <text:s/>If a text entry is not provided, just type accept </text:span><text:span text:style-name="T13">even if the letters do not appear,</text:span><text:span text:style-name="T12"> then press ‘enter’ </text:span><text:span text:style-name="T13">and wait for the install menu to appear. <text:s/>When the install menu appears:</text:span></text:p>
                  <text:list>
                    <text:list-item>
                      <text:p text:style-name="P17">De-select the driver, demo and documentation <text:span text:style-name="T13">options by hitting the space bar</text:span>, then proceed with the instal<text:span text:style-name="T12">l</text:span></text:p>
                    </text:list-item>
                  </text:list>
                </text:list-item>
              </text:list>
            </text:list-item>
          </text:list>
          <text:p text:style-name="P18"/>
          <text:list text:continue-numbering="true">
            <text:list-item>
              <text:p text:style-name="P18">Re-boot the system</text:p>
            </text:list-item>
          </text:list>
        </text:list-item>
      </text:list>
      <text:p text:style-name="P3"/>
      <text:p text:style-name="P3">Run the 2_Visus.sh script</text:p>
      <text:p text:style-name="P3"><text:tab/><text:span text:style-name="T1">source 2_Visus.sh</text:span></text:p>
      <text:p text:style-name="P9"/>
      <text:p text:style-name="P9">Don’t try the SCIRun-PT desktop launcher yet. <text:s/>The OpenVisus and Nvidia settings launchers should work.</text:p>
      <text:p text:style-name="P9"/>
      <text:p text:style-name="P3">Run the 3_install.sh script</text:p>
      <text:p text:style-name="P3"><text:tab/><text:span text:style-name="T1">source 3_install.sh</text:span></text:p>
      <text:p text:style-name="P3"/>
      <text:p text:style-name="P9">The SCIRun-PT launcher should work now. <text:s/>Click on it now and follow a little setup shown below.</text:p>
      <text:p text:style-name="P3"/>
      <text:p text:style-name="P4">Set up the SCIRun application:</text:p>
      <text:list xml:id="list2302465742" text:style-name="L3">
        <text:list-item>
          <text:p text:style-name="P19">Close all the application window sub-panels</text:p>
        </text:list-item>
        <text:list-item>
          <text:p text:style-name="P19">Click on the Window option in the application toolbar, then <text:span text:style-name="T3">Preferences, </text:span><text:span text:style-name="T4">Network </text:span><text:span text:style-name="T3">Editor </text:span><text:span text:style-name="T4">and </text:span><text:span text:style-name="T5">then</text:span><text:span text:style-name="T4"> click on Manhattan, </text:span><text:span text:style-name="T15">and close the Preferences dialog</text:span></text:p>
        </text:list-item>
        <text:list-item>
          <text:p text:style-name="P21">Click on File in the top toolbar, then Load, and navigate to Documents/networks/scalar_field</text:p>
        </text:list-item>
        <text:list-item>
          <text:p text:style-name="P21"><text:soft-page-break/>Click on scalarField_cd_2_LTD-1.srn5, then open, and note that a network appears in the application main field.</text:p>
        </text:list-item>
      </text:list>
      <text:p text:style-name="P10"/>
      <text:p text:style-name="P10">Don’t run the SCIRun network yet. <text:s/>We will do that in a bit. <text:s/>Close the SCIRun-PT application. <text:s/>Click on no if you are asked if you want to save your changes. </text:p>
      <text:p text:style-name="P10"/>
      <text:p text:style-name="P11">This is a good time to take a Timeshift restore point.</text:p>
      <text:p text:style-name="P11"/>
      <text:p text:style-name="P4">Use the Linux Mint Software Manager <text:span text:style-name="T4">to </text:span>install Monado-service and Steam (system pack). <text:s/><text:span text:style-name="T17">Open Steam to allow it to perform an update, and you can take the time to set up a free account (I don’t know how to avoid this). <text:s/></text:span><text:span text:style-name="T19">Once Steam is updated and you have a Steam account open Steam and install SteamVR.</text:span><text:span text:style-name="T17"> <text:s/></text:span><text:span text:style-name="T18">Note; installing Monado-service from Software Manager is by far the simplest way to get and use Monado. <text:s/>Once it is installed, I never have to do anything directly with Monado again. <text:s/></text:span><text:span text:style-name="T19">Steam is a pain to install and a pain to use. <text:s/>It is only used for the SteamVR communication interface. <text:s/>I have found no way to get Oculus 3 VR working in Linux, and once set up it seems to be pretty reliable.</text:span></text:p>
      <text:p text:style-name="P4"/>
      <text:p text:style-name="P4">Run the install_Godot.sh script</text:p>
      <text:p text:style-name="P4"><text:tab/><text:span text:style-name="T1">source install.Godot.sh</text:span></text:p>
      <text:p text:style-name="P4"/>
      <text:p text:style-name="P22">Sometimes the Godot icon for the desktop launcher doesn’t work until it is clicked once. <text:s/>Open Godot, <text:span text:style-name="T20">see that the Project Manager opens, </text:span>click on import and navigate to Documents/Godot/Projects/numpy_wave. <text:s/><text:span text:style-name="T20">C</text:span>lick on Select this folder, then click on Import and edit. <text:s/>The <text:span text:style-name="T20">Project Editor opens with the </text:span>numpy_wave Project <text:span text:style-name="T20">loaded.</text:span> <text:s/><text:span text:style-name="T20">T</text:span>here is no visual yet since you do not have data to visualize. <text:s/>Close the Project, <text:span text:style-name="T20">then open Godot again. <text:s/>In the Project Manager, click on import and navigate to Documents/Godot/Projects/anime_wave. <text:s/>C</text:span>lick on Select this folder, then click on Import and edit, <text:span text:style-name="T20">and see that the anime_wave Project opens in the Editor.</text:span></text:p>
      <text:p text:style-name="P22"/>
      <text:p text:style-name="P23">It might be smart to save copies of numpy_wave and anime_wave somewhere so they can be used to replace a working version of the Project that gets modified and doesn’t work right any more.</text:p>
      <text:p text:style-name="P23"/>
      <text:p text:style-name="P24">I can send a set of data files for numpy_wave and a set of data files for anime_wave over email using the filelink large file service. <text:s/>That has worked well for me in the past. <text:s/>The numpy_wave data set is around 400MB. The anime_wave data set is around 6GB. <text:s/><text:span text:style-name="T21">The largest data file I’ve used in Anime_wave is 60GB. <text:s/>We would need to set that up and generate the file on site.</text:span></text:p>
      <text:p text:style-name="P24"/>
      <text:p text:style-name="P25">I’ll set up a separate document describing how to set up a simulation in SCIRun-P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7:54:55.930381507</meta:creation-date>
    <meta:generator>LibreOffice/7.3.7.2$Linux_X86_64 LibreOffice_project/30$Build-2</meta:generator>
    <dc:date>2025-03-22T19:49:41.914101454</dc:date>
    <meta:editing-duration>PT5H24M54S</meta:editing-duration>
    <meta:editing-cycles>22</meta:editing-cycles>
    <meta:document-statistic meta:table-count="0" meta:image-count="0" meta:object-count="0" meta:page-count="2" meta:paragraph-count="39" meta:word-count="742" meta:character-count="4324" meta:non-whitespace-character-count="3600"/>
  </office:meta>
</office:document-meta>
</file>